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d5079"/>
    </style:style>
    <style:style style:name="P2" style:family="paragraph" style:parent-style-name="Standard">
      <style:text-properties officeooo:rsid="000f436b" officeooo:paragraph-rsid="000f436b"/>
    </style:style>
    <style:style style:name="P3" style:family="paragraph" style:parent-style-name="Standard">
      <style:text-properties officeooo:rsid="000f436b" officeooo:paragraph-rsid="000f6a22"/>
    </style:style>
    <style:style style:name="P4" style:family="paragraph" style:parent-style-name="Standard">
      <style:text-properties officeooo:rsid="000f6a22" officeooo:paragraph-rsid="000f6a22"/>
    </style:style>
    <style:style style:name="T1" style:family="text">
      <style:text-properties officeooo:rsid="000d5079"/>
    </style:style>
    <style:style style:name="T2" style:family="text">
      <style:text-properties officeooo:rsid="000f6a2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81370802" text:style-name="L1">
        <text:list-item>
          <text:p text:style-name="P1"><text:span text:style-name="T1">The lang attribute in the HTML tag helps with accessibility (shows the <text:s/>language of the text content in the element) </text:span></text:p>
        </text:list-item>
        <text:list-item>
          <text:p text:style-name="P1">! <text:span text:style-name="T1">in vscode to generate html boilerplate</text:span></text:p>
        </text:list-item>
      </text:list>
      <text:p text:style-name="P2"/>
      <text:p text:style-name="P2">Elements</text:p>
      <text:p text:style-name="P2">strong<text:tab/><text:tab/><text:tab/>:<text:tab/>bold</text:p>
      <text:p text:style-name="P2">em<text:tab/><text:tab/><text:tab/>:<text:tab/>italic</text:p>
      <text:p text:style-name="P4">ul<text:tab/><text:tab/><text:tab/>:<text:tab/>unordered list</text:p>
      <text:p text:style-name="P4">ol<text:tab/><text:tab/><text:tab/>:<text:tab/>ordered list</text:p>
      <text:p text:style-name="P3">&lt;!-- <text:span text:style-name="T2">comment </text:span>--&gt;<text:tab/>:<text:tab/><text:span text:style-name="T2">add a comm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4:05:26.050535490</meta:creation-date>
    <dc:date>2022-09-20T14:33:27.167630378</dc:date>
    <meta:editing-duration>PT7M37S</meta:editing-duration>
    <meta:editing-cycles>1</meta:editing-cycles>
    <meta:document-statistic meta:table-count="0" meta:image-count="0" meta:object-count="0" meta:page-count="1" meta:paragraph-count="8" meta:word-count="52" meta:character-count="267" meta:non-whitespace-character-count="216"/>
    <meta:generator>LibreOffice/7.3.5.2$Linux_X86_64 LibreOffice_project/30$Build-2</meta:generator>
  </office:meta>
</office:document-meta>
</file>